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45.64pt" svg:y="0pt">
            <draw:object draw:notify-on-update-of-ranges="Sheet1.B2:Sheet1.B8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7pt" svg:height="255.29pt" svg:x="46.43pt" svg:y="147.2pt">
            <draw:object draw:notify-on-update-of-ranges="Sheet1.B1:Sheet1.B1 Sheet1.B2:Sheet1.B6 Sheet1.G1:Sheet1.G1 Sheet1.G2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7pt" svg:height="255.29pt" svg:x="512.87pt" svg:y="287.29pt">
            <draw:object draw:notify-on-update-of-ranges="Sheet1.B1:Sheet1.B1 Sheet1.B2:Sheet1.B6 Sheet1.F1:Sheet1.F1 Sheet1.F2:Sheet1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0.9-2.4</text:p>
          </table:table-cell>
          <table:table-cell office:value-type="string" calcext:value-type="string">
            <text:p>1.2-2.4</text:p>
          </table:table-cell>
          <table:table-cell/>
          <table:table-cell office:value-type="string" calcext:value-type="string">
            <text:p>1.8-2.4</text:p>
          </table:table-cell>
          <table:table-cell table:style-name="Default" office:value-type="string" calcext:value-type="string">
            <text:p>total p o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70985928088" calcext:value-type="float">
            <text:p>4.70985928088</text:p>
          </table:table-cell>
          <table:table-cell office:value-type="float" office:value="4.70957480232" calcext:value-type="float">
            <text:p>4.70957480232</text:p>
          </table:table-cell>
          <table:table-cell/>
          <table:table-cell office:value-type="float" office:value="4.66616346884" calcext:value-type="float">
            <text:p>4.66616346884</text:p>
          </table:table-cell>
          <table:table-cell office:value-type="float" office:value="0.4717739" calcext:value-type="float">
            <text:p>4.72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5.01241011485" calcext:value-type="float">
            <text:p>5.01241011485</text:p>
          </table:table-cell>
          <table:table-cell office:value-type="float" office:value="5.00862345412" calcext:value-type="float">
            <text:p>5.00862345412</text:p>
          </table:table-cell>
          <table:table-cell/>
          <table:table-cell office:value-type="float" office:value="4.9699827675" calcext:value-type="float">
            <text:p>4.9699827675</text:p>
          </table:table-cell>
          <table:table-cell office:value-type="float" office:value="0.4669473" calcext:value-type="float">
            <text:p>4.67E-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4.97661551902" calcext:value-type="float">
            <text:p>4.97661551902</text:p>
          </table:table-cell>
          <table:table-cell office:value-type="float" office:value="4.97812040071" calcext:value-type="float">
            <text:p>4.97812040071</text:p>
          </table:table-cell>
          <table:table-cell/>
          <table:table-cell office:value-type="float" office:value="4.95846233711" calcext:value-type="float">
            <text:p>4.95846233711</text:p>
          </table:table-cell>
          <table:table-cell office:value-type="float" office:value="0.4749341" calcext:value-type="float">
            <text:p>4.75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5.00081528128" calcext:value-type="float">
            <text:p>5.00081528128</text:p>
          </table:table-cell>
          <table:table-cell office:value-type="float" office:value="5.00425547639" calcext:value-type="float">
            <text:p>5.00425547639</text:p>
          </table:table-cell>
          <table:table-cell/>
          <table:table-cell office:value-type="float" office:value="4.97403994968" calcext:value-type="float">
            <text:p>4.97403994968</text:p>
          </table:table-cell>
          <table:table-cell office:value-type="float" office:value="0.4806388" calcext:value-type="float">
            <text:p>4.81E-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05711450017" calcext:value-type="float">
            <text:p>5.05711450017</text:p>
          </table:table-cell>
          <table:table-cell office:value-type="float" office:value="5.05668958458" calcext:value-type="float">
            <text:p>5.05668958458</text:p>
          </table:table-cell>
          <table:table-cell office:value-type="float" office:value="4.8155701892" calcext:value-type="float">
            <text:p>4.8155701892</text:p>
          </table:table-cell>
          <table:table-cell office:value-type="float" office:value="5.01659701757" calcext:value-type="float">
            <text:p>5.01659701757</text:p>
          </table:table-cell>
          <table:table-cell office:value-type="float" office:value="0.4872702" calcext:value-type="float">
            <text:p>4.87E-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805" calcext:value-type="float">
            <text:p>151805</text:p>
          </table:table-cell>
          <table:table-cell office:value-type="float" office:value="4.81103034636" calcext:value-type="float">
            <text:p>4.81103034636</text:p>
          </table:table-cell>
          <table:table-cell office:value-type="float" office:value="4.81115588656" calcext:value-type="float">
            <text:p>4.81115588656</text:p>
          </table:table-cell>
          <table:table-cell/>
          <table:table-cell office:value-type="float" office:value="4.77343060428" calcext:value-type="float">
            <text:p>4.77343060428</text:p>
          </table:table-cell>
          <table:table-cell office:value-type="float" office:value="0.4932806" calcext:value-type="float">
            <text:p>4.93E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3695" calcext:value-type="float">
            <text:p>213695</text:p>
          </table:table-cell>
          <table:table-cell/>
          <table:table-cell office:value-type="float" office:value="4.83930344397" calcext:value-type="float">
            <text:p>4.83930344397</text:p>
          </table:table-cell>
          <table:table-cell/>
          <table:table-cell office:value-type="float" office:value="4.81267981395" calcext:value-type="float">
            <text:p>4.81267981395</text:p>
          </table:table-cell>
          <table:table-cell office:value-type="float" office:value="0.4944373" calcext:value-type="float">
            <text:p>4.94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6:54:34.727069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43:34.119250314</meta:creation-date>
    <dc:date>2018-06-22T17:13:24.170989703</dc:date>
    <meta:editing-duration>PT22M56S</meta:editing-duration>
    <meta:editing-cycles>5</meta:editing-cycles>
    <meta:generator>LibreOffice/6.0.3.2$Linux_X86_64 LibreOffice_project/00m0$Build-2</meta:generator>
    <meta:document-statistic meta:table-count="1" meta:cell-count="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B2:Sheet1.B8 Sheet1.D2:Sheet1.D8" svg:x="0.32cm" svg:y="0.18cm" svg:width="12.508cm" svg:height="8.64cm">
          <chartooo:coordinate-region svg:x="1.047cm" svg:y="0.34cm" svg:width="11.224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class="chart:scatter">
            <chart:domain table:cell-range-address="Sheet1.B2:Sheet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8</svg:desc>
                </draw:g>
              </table:table-cell>
              <table:table-cell office:value-type="float" office:value="4.70957480232">
                <text:p>4.70957480232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00862345412">
                <text:p>5.00862345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7812040071">
                <text:p>4.97812040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00425547639">
                <text:p>5.0042554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5668958458">
                <text:p>5.05668958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805">
                <text:p>151805</text:p>
              </table:table-cell>
              <table:table-cell office:value-type="float" office:value="4.81115588656">
                <text:p>4.81115588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695">
                <text:p>213695</text:p>
              </table:table-cell>
              <table:table-cell office:value-type="float" office:value="4.83930344397">
                <text:p>4.83930344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3.13cm" svg:y="4.243cm" style:legend-expansion="high" chart:style-name="ch2"/>
        <chart:plot-area chart:style-name="ch3" table:cell-range-address="Sheet1.B1:Sheet1.B6 Sheet1.G1:Sheet1.G6" chart:data-source-has-labels="row" svg:x="0.493cm" svg:y="0.325cm" svg:width="12.486cm" svg:height="8.645cm">
          <chartooo:coordinate-region svg:x="2.12cm" svg:y="0.485cm" svg:width="10.302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6" chart:label-cell-address="Sheet1.G1:Sheet1.G1" chart:class="chart:scatter">
            <chart:domain table:cell-range-address="Sheet1.B2:Sheet1.B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6</svg:desc>
                </draw:g>
              </table:table-cell>
              <table:table-cell office:value-type="float" office:value="0.4717739">
                <text:p>0.4717739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0.4669473">
                <text:p>0.466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0.4749341">
                <text:p>0.474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0.4806388">
                <text:p>0.4806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0.4872702">
                <text:p>0.48727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3.607cm" svg:y="4.243cm" style:legend-expansion="high" chart:style-name="ch2"/>
        <chart:plot-area chart:style-name="ch3" table:cell-range-address="Sheet1.B1:Sheet1.B6 Sheet1.F1:Sheet1.F6" chart:data-source-has-labels="row" svg:x="0.32cm" svg:y="0.18cm" svg:width="12.967cm" svg:height="8.647cm">
          <chartooo:coordinate-region svg:x="1.047cm" svg:y="0.341cm" svg:width="11.683cm" svg:height="7.9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" chart:label-cell-address="Sheet1.F1:Sheet1.F1" chart:class="chart:scatter">
            <chart:domain table:cell-range-address="Sheet1.B2:Sheet1.B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8-2.4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6</svg:desc>
                </draw:g>
              </table:table-cell>
              <table:table-cell office:value-type="float" office:value="4.66616346884">
                <text:p>4.66616346884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.9699827675">
                <text:p>4.969982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5846233711">
                <text:p>4.95846233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.97403994968">
                <text:p>4.9740399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1659701757">
                <text:p>5.01659701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